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0000001ACB38A5AF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599cm" svg:height="10.699cm" svg:x="4.669cm" svg:y="0.001cm">
          <draw:image xlink:href="Pictures/10000000000001D0000001ACB38A5A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17:22.003000000</dc:date>
    <meta:editing-duration>PT1H6M31S</meta:editing-duration>
    <meta:editing-cycles>21</meta:editing-cycles>
    <meta:generator>LibreOffice/4.3.2.2$Windows_x86 LibreOffice_project/edfb5295ba211bd31ad47d0bad0118690f76407d</meta:generator>
    <meta:document-statistic meta:object-count="1"/>
  </office:meta>
</office:document-meta>
</file>